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NDO EL DISEÑO DIRIGIDO POR EL DOMINIO</text:p>
      <text:p text:style-name="P1"/>
      <text:p text:style-name="P2">El enfoque de desarrollo de software llamado Diseño dirigido por el dominio, existe para ayudarnos <text:s/>a tener mas éxitos en el logro de diseño de modelos de software de alta calidad.</text:p>
      <text:p text:style-name="P2"/>
      <text:p text:style-name="P2">La experiencia en el desarrollo de software no nos da la capacidad de escuchar y aprender de los expertos del dominio que son aquellos que mas saben sobre algun area de alta prioridad del negocio. Debemos escucharlos con atencion, respetar su punto de vista y reconocer que ellos saben mucho mas que ud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12T23:56:23.52</meta:creation-date>
    <meta:document-statistic meta:table-count="0" meta:image-count="0" meta:object-count="0" meta:page-count="1" meta:paragraph-count="3" meta:word-count="91" meta:character-count="530"/>
    <dc:date>2018-01-13T00:34:17.81</dc:date>
    <dc:creator>cv </dc:creator>
    <meta:editing-duration>PT7M30S</meta:editing-duration>
    <meta:editing-cycles>1</meta:editing-cycles>
    <meta:generator>OpenOffice/4.1.4$Win32 OpenOffice.org_project/414m5$Build-9788</meta:generator>
  </office:meta>
</office:document-meta>
</file>